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1">
            <text:p>Desember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9.00</text:p>
          </table:table-cell>
          <table:table-cell table:number-columns-repeated="16380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January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19.3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ebruary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8.9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arch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8.2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pril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7.8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ay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18.4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June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9.9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July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9.5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gust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0.6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September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9.7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ctober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1.2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vember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.1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ecember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2.14</text:p>
          </table:table-cell>
          <table:table-cell table:number-columns-repeated="16380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1">
            <text:p>January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nugrah Deagung</meta:initial-creator>
    <dc:creator>Dede Reza Anggoro</dc:creator>
    <meta:creation-date>2022-08-22T15:57:00Z</meta:creation-date>
    <dc:date>2022-10-03T05:44:37Z</dc:date>
    <meta:editing-cycles>1</meta:editing-cycles>
    <meta:editing-duration>PT154S</meta:editing-duration>
  </office:meta>
</office:document-meta>
</file>